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Arial" fo:font-size="11pt" officeooo:rsid="0010da43" officeooo:paragraph-rsid="0010da43" style:font-size-asian="11pt" style:font-size-complex="11pt"/>
    </style:style>
    <style:style style:name="P2" style:family="paragraph" style:parent-style-name="Text_20_body">
      <style:paragraph-properties fo:padding="0.049cm" fo:border="0.06pt solid #e3e3e3"/>
      <style:text-properties style:font-name="Arial" fo:font-size="11pt" style:font-size-asian="11pt" style:font-size-complex="11pt"/>
    </style:style>
    <style:style style:name="P3" style:family="paragraph" style:parent-style-name="Text_20_body">
      <style:paragraph-properties fo:padding="0.049cm" fo:border="0.06pt solid #e3e3e3"/>
      <style:text-properties style:font-name="American Typewriter" fo:font-size="11pt" style:font-size-asian="11pt" style:font-size-complex="11pt"/>
    </style:style>
    <style:style style:name="P4" style:family="paragraph" style:parent-style-name="Text_20_body">
      <style:paragraph-properties fo:padding="0.049cm" fo:border="0.06pt solid #e3e3e3"/>
      <style:text-properties style:font-name="American Typewriter" fo:font-size="11pt" style:font-size-asian="11pt" style:font-size-complex="11pt"/>
    </style:style>
    <style:style style:name="P5" style:family="paragraph" style:parent-style-name="Text_20_body">
      <style:paragraph-properties fo:padding="0.049cm" fo:border="0.06pt solid #e3e3e3"/>
      <style:text-properties style:font-name="American Typewriter" fo:font-size="11pt" officeooo:paragraph-rsid="00137644" style:font-size-asian="11pt" style:font-size-complex="11pt"/>
    </style:style>
    <style:style style:name="P6" style:family="paragraph" style:parent-style-name="Text_20_body">
      <style:paragraph-properties fo:padding="0.049cm" fo:border="0.06pt solid #e3e3e3"/>
      <style:text-properties style:font-name="American Typewriter" fo:font-size="11pt" officeooo:paragraph-rsid="0015231b" style:font-size-asian="11pt" style:font-size-complex="11pt"/>
    </style:style>
    <style:style style:name="T1" style:family="text">
      <style:text-properties fo:font-variant="normal" fo:text-transform="none" fo:color="#000000" loext:opacity="100%" style:font-name="Arial" fo:letter-spacing="normal" fo:font-style="normal" style:text-underline-style="solid" style:text-underline-width="auto" style:text-underline-color="font-color" fo:font-weight="normal" officeooo:rsid="0010da43"/>
    </style:style>
    <style:style style:name="T2" style:family="text">
      <style:text-properties fo:font-variant="normal" fo:text-transform="none" fo:color="#000000" loext:opacity="100%" style:font-name="Arial" fo:letter-spacing="normal" fo:font-style="normal" fo:font-weight="normal"/>
    </style:style>
    <style:style style:name="T3" style:family="text">
      <style:text-properties fo:font-variant="normal" fo:text-transform="none" fo:color="#000000" loext:opacity="100%" style:font-name="Arial" fo:letter-spacing="normal" fo:font-style="normal" fo:font-weight="normal" officeooo:rsid="0010da43"/>
    </style:style>
    <style:style style:name="T4" style:family="text">
      <style:text-properties fo:font-variant="normal" fo:text-transform="none" fo:color="#000000" loext:opacity="100%" style:font-name="Arial" fo:letter-spacing="normal" fo:font-style="normal" fo:font-weight="normal" officeooo:rsid="00123b7b"/>
    </style:style>
    <style:style style:name="T5" style:family="text">
      <style:text-properties fo:font-variant="normal" fo:text-transform="none" fo:color="#000000" loext:opacity="100%" style:font-name="Arial" fo:letter-spacing="normal" fo:font-style="normal" fo:font-weight="normal" officeooo:rsid="00137644"/>
    </style:style>
    <style:style style:name="T6" style:family="text">
      <style:text-properties fo:font-variant="normal" fo:text-transform="none" fo:color="#000000" loext:opacity="100%" style:font-name="Arial" fo:letter-spacing="normal" fo:font-style="normal" fo:font-weight="normal" officeooo:rsid="0015231b"/>
    </style:style>
    <style:style style:name="T7" style:family="text">
      <style:text-properties fo:font-variant="normal" fo:text-transform="none" fo:color="#000000" loext:opacity="100%" style:font-name="Arial" fo:letter-spacing="normal" fo:font-style="normal" fo:font-weight="normal" officeooo:rsid="001703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text:span text:style-name="Strong_20_Emphasis"><text:span text:style-name="T1">Completar los siguientes datos de tu CV.</text:span></text:span></text:p>
      <text:p text:style-name="P3"><text:span text:style-name="Strong_20_Emphasis"><text:span text:style-name="T3"/></text:span></text:p>
      <text:p text:style-name="P3"><text:span text:style-name="Strong_20_Emphasis"><text:span text:style-name="T3">Datos personales.</text:span></text:span></text:p>
      <text:p text:style-name="P5"><text:span text:style-name="Strong_20_Emphasis"><text:span text:style-name="T4">Nombre y apellido: </text:span></text:span></text:p>
      <text:p text:style-name="P5"><text:span text:style-name="Strong_20_Emphasis"><text:span text:style-name="T4">Maximo Andres Simonetti</text:span></text:span></text:p>
      <text:p text:style-name="P5"><text:span text:style-name="Strong_20_Emphasis"><text:span text:style-name="T5">email: </text:span></text:span></text:p>
      <text:p text:style-name="P5"><text:a xlink:type="simple" xlink:href="mailto:maximosimonetti@gmail.com" text:style-name="Internet_20_link" text:visited-style-name="Visited_20_Internet_20_Link"><text:span text:style-name="Strong_20_Emphasis"><text:span text:style-name="T5">maximosimonetti@gmail.com</text:span></text:span></text:a></text:p>
      <text:p text:style-name="P5"><text:span text:style-name="Strong_20_Emphasis"><text:span text:style-name="T5">LINKEDIN: </text:span></text:span></text:p>
      <text:p text:style-name="P5"><text:a xlink:type="simple" xlink:href="http://www.linkedin.com/in/maximo-simonetti-76462525" text:style-name="Internet_20_link" text:visited-style-name="Visited_20_Internet_20_Link"><text:span text:style-name="Strong_20_Emphasis"><text:span text:style-name="T5">www.linkedin.com/in/maximo-simonetti-76462525</text:span></text:span></text:a></text:p>
      <text:p text:style-name="P5"><text:span text:style-name="Strong_20_Emphasis"><text:span text:style-name="T3"/></text:span></text:p>
      <text:p text:style-name="P6"><text:span text:style-name="Strong_20_Emphasis"><text:span text:style-name="T3">Perfil destacado </text:span></text:span></text:p>
      <text:p text:style-name="P6"><text:span text:style-name="Strong_20_Emphasis"><text:span text:style-name="T6">Soy una persona muy proactiva no dejo nada para mañana si lo puedo hacer hoy. Me gusta el orden en mi lugar de trabajo y me parece muy importante la calidad del trabajo a presentar y la celeridad. En mi opinión un trabajo esta bien hecho cuando cumple con las expectativas previamente fijadas <text:s/>y ademas cuando fue hecho en el tiempo pactado.</text:span></text:span></text:p>
      <text:p text:style-name="P6"><text:span text:style-name="Strong_20_Emphasis"><text:span text:style-name="T3"/></text:span></text:p>
      <text:p text:style-name="P3"><text:span text:style-name="Strong_20_Emphasis"><text:span text:style-name="T3">Experiencia laboral</text:span></text:span></text:p>
      <text:p text:style-name="P6"><text:span text:style-name="Strong_20_Emphasis"><text:span text:style-name="T6">Trabaje de Profesor de Quimica, Matemática y Biología en colegios secundarios y también fui docente del curso de ingreso de la Facultad de Cs. Exactas de La Plata UNLP. Ademas trabaje en el Centro de Investigación y Desarrollo en Fermentaciones Industriales “Dr. Rodolfo Értola”- CONICET, en el Instituto de Investigación e Ingeniería Ambiental – UNSAM y actualmente en el Instituto de Limnología <text:s/></text:span></text:span><text:span text:style-name="Strong_20_Emphasis"><text:span text:style-name="T7">La Plata </text:span></text:span><text:span text:style-name="Strong_20_Emphasis"><text:span text:style-name="T6">“Dr. Raul Ringuelet” -CONICET.</text:span></text:span></text:p>
      <text:p text:style-name="P3"><text:span text:style-name="Strong_20_Emphasis"><text:span text:style-name="T3">Antecedentes académicos.</text:span></text:span></text:p>
      <text:p text:style-name="P5"><text:span text:style-name="Strong_20_Emphasis"><text:span text:style-name="T5">Lic. en Biotecnología y Biología Molecular de la Faculltad de Cs. Exactas UNLP</text:span></text:span></text:p>
      <text:p text:style-name="P5"><text:span text:style-name="Strong_20_Emphasis"><text:span text:style-name="T5">Estudiante de APU de la Facultad de Informatica UNLP</text:span></text:span></text:p>
      <text:p text:style-name="P3"><text:span text:style-name="Strong_20_Emphasis"><text:span text:style-name="T3">Habilidades adquiridas (hard y soft).</text:span></text:span></text:p>
      <text:p text:style-name="P3"><text:span text:style-name="Strong_20_Emphasis"><text:span text:style-name="T3"/></text:span></text:p>
      <text:p text:style-name="P3"><text:span text:style-name="Strong_20_Emphasis"><text:span text:style-name="T3">1) </text:span></text:span><text:span text:style-name="Strong_20_Emphasis"><text:span text:style-name="T2">Para asegurarme de que todos los miembros de mi equipo estén informados y alineados con los objetivos del proyecto, utilizo una combinación de comunicación clara, reuniones regulares y herramientas colaborativas. Establezco expectativas claras desde el principio y aseguro que todos comprendan sus roles y responsabilidades. Mantengo líneas abiertas de comunicación para que los miembros del equipo se sientan cómodos compartiendo cualquier pregunta o inquietud. Además, realizo reuniones regulares para revisar el progreso del proyecto, discutir cualquier desafío y ajustar la estrategia según sea necesario. Utilizo herramientas colaborativas como plataformas de gestión de proyectos para compartir información y documentación importante de manera transparente y accesible para todos.</text:span></text:span></text:p>
      <text:p text:style-name="P3"><text:span text:style-name="Strong_20_Emphasis"><text:span text:style-name="T3">2) </text:span></text:span><text:span text:style-name="Strong_20_Emphasis"><text:span text:style-name="T2">Cuando se trata de manejar conflictos dentro de un equipo, mi enfoque es abordar la situación de manera rápida y proactiva para evitar que el conflicto se agrave. Primero, escucho a todas las </text:span></text:span><text:soft-page-break/><text:span text:style-name="Strong_20_Emphasis"><text:span text:style-name="T2">partes involucradas para comprender completamente la naturaleza del conflicto y las preocupaciones de cada individuo. Luego, fomento la comunicación abierta y la resolución colaborativa de problemas, buscando soluciones que satisfagan las necesidades de todos. Un ejemplo de esto fue cuando dos miembros de mi equipo tenían diferentes enfoques sobre cómo abordar un proyecto. Facilité una reunión en la que pudieron expresar sus preocupaciones y puntos de vista, y juntos encontramos un compromiso que benefició al proyecto y fortaleció la relación entre ellos.</text:span></text:span></text:p>
      <text:p text:style-name="P3"><text:span text:style-name="Strong_20_Emphasis"><text:span text:style-name="T3">3)</text:span></text:span><text:span text:style-name="Strong_20_Emphasis"><text:span text:style-name="T2">Para mantenerme actualizado en mi campo, dedico tiempo regularmente a la lectura de libros, revistas especializadas, blogs y artículos en línea relevantes para mi industria. También participo en conferencias, seminarios y talleres para aprender sobre las últimas tendencias y avances en mi campo. Además, soy miembro activo de grupos profesionales en línea donde comparto conocimientos y experiencias con otros expertos en mi área. Para aplicar nuevos conocimientos a mi trabajo diario, busco oportunidades para implementar nuevas ideas y técnicas en proyectos actuales, y estoy siempre abierto a explorar nuevas formas de mejorar los procesos y resultados.</text:span></text:span></text:p>
      <text:p text:style-name="P3"><text:span text:style-name="Strong_20_Emphasis"><text:span text:style-name="T3">4) </text:span></text:span><text:span text:style-name="Strong_20_Emphasis"><text:span text:style-name="T2">Un ejemplo de ajustarme rápidamente a un cambio inesperado fue cuando un cliente importante solicitó cambios significativos en un proyecto que estábamos a punto de finalizar. A pesar de que estábamos cerca del plazo de entrega, mi equipo y yo nos adaptamos rápidamente, reorganizamos nuestras prioridades y recursos, y trabajamos diligentemente para implementar los cambios requeridos sin comprometer la calidad del trabajo. Aprendí la importancia de mantener la flexibilidad y la capacidad de respuesta ante situaciones imprevistas, y cómo la colaboración efectiva puede ayudar a superar los desafíos inesperados.</text:span></text:span></text:p>
      <text:p text:style-name="P3"><text:span text:style-name="Strong_20_Emphasis"><text:span text:style-name="T3">5) </text:span></text:span><text:span text:style-name="Strong_20_Emphasis"><text:span text:style-name="T2">Identificar y priorizar problemas en mi día a día comienza con una evaluación exhaustiva de todas las tareas y responsabilidades pendientes. Utilizo técnicas como el análisis de pareto para identificar los problemas más críticos y urgentes que requieren atención inmediata. Luego, clasifico los problemas según su impacto potencial en los objetivos del proyecto o en el rendimiento general del equipo. Esto me permite asignar recursos y tiempo de manera efectiva para abordar los problemas más importantes primero y garantizar que se resuelvan de manera oportuna.</text:span></text:span></text:p>
      <text:p text:style-name="P3"><text:span text:style-name="Strong_20_Emphasis"><text:span text:style-name="T3">6)</text:span></text:span><text:span text:style-name="Strong_20_Emphasis"><text:span text:style-name="T2">Cuando se trata de manejar el fracaso o la crítica constructiva en el trabajo, adopto una actitud de aprendizaje y crecimiento. Reconozco que el fracaso es una parte inevitable del proceso de aprendizaje y lo utilizo como una oportunidad para reflexionar, aprender y mejorar. Cuando recibo críticas constructivas, las recibo con gratitud y las considero como una oportunidad para crecer profesionalmente. Para dar críticas constructivas, me aseguro de que sean específicas, objetivas y orientadas hacia soluciones, y las entrego con empatía y respeto hacia la otra persona. Un enfoque de mejora continua es fundamental para mantener un alto rendimiento y desarrollo profesional.</text:span></text:span></text:p>
      <text:p text:style-name="P3"><text:span text:style-name="Strong_20_Emphasis"><text:span text:style-name="T3">7) </text:span></text:span><text:span text:style-name="Strong_20_Emphasis"><text:span text:style-name="T2">En una situación en la que tuve que trabajar con plazos ajustados y múltiples prioridades, mi enfoque fue organizarme de manera eficiente y priorizar las tareas según su importancia y urgencia. Utilicé técnicas de gestión del tiempo como la matriz de Eisenhower para distinguir entre lo urgente y lo importante, y asigné recursos en consecuencia. Establecí metas realistas y alcanzables para cada tarea y me aseguré de mantener una comunicación clara con mi equipo sobre las expectativas y plazos. Además, delegué responsabilidades cuando fue necesario y colaboré estrechamente con mi equipo para garantizar que todos estuvieran alineados con los objetivos del proyecto y trabajando hacia el mismo fin. Este enfoque me permitió cumplir con las expectativas del cliente y entregar resultados de alta calidad dentro del plazo establecido.</text:span></text:span></text:p>
      <text:p text:style-name="P3"><text:span text:style-name="Strong_20_Emphasis"><text:span text:style-name="T2"/></text:span></text:p>
      <text:p text:style-name="P3"><text:soft-page-break/><text:span text:style-name="Strong_20_Emphasis"><text:span text:style-name="T2">Preguntas de reflexión:</text:span></text:span></text:p>
      <text:p text:style-name="P2">Durante la entrevista, demostré mis habilidades blandas al comunicarme de manera efectiva con el entrevistador, mostrando empatía, escuchando atentamente y formulando preguntas pertinentes. Además, mostré mi capacidad para trabajar en equipo al hablar sobre experiencias anteriores en las que colaboré con otros para alcanzar objetivos comunes. También destacé mi capacidad para adaptarme a diferentes situaciones y aprender de ellas al mencionar ejemplos concretos de cómo enfrenté desafíos y crecí como resultado.</text:p>
      <text:p text:style-name="P2">Al prepararme y participar en la actividad, aprendí que soy capaz de manejar situaciones difíciles con calma y pensar de manera estratégica para encontrar soluciones efectivas. También identifiqué áreas en las que podría mejorar, como la gestión del tiempo y la priorización de tareas. Reconocí la importancia de seguir aprendiendo y desarrollando mis habilidades blandas para ser más efectivo en mi trabajo.</text:p>
      <text:p text:style-name="P2">Para aplicar las lecciones aprendidas en situaciones futuras dentro de la empresa, podría comprometerme a desarrollar un plan de desarrollo profesional que incluya oportunidades de capacitación y desarrollo para mejorar mis habilidades blandas. También podría buscar retroalimentación regular de mis colegas y supervisores para identificar áreas de mejora y seguir creciendo profesionalmente. Además, estaría abierto a nuevas experiencias y desafíos que me permitan seguir desarrollando y demostrando mis habilidades blandas en el entorno laboral.</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16:33:01.548966117</meta:creation-date>
    <dc:date>2024-05-13T18:47:30.693280362</dc:date>
    <meta:editing-duration>PT2H8M9S</meta:editing-duration>
    <meta:editing-cycles>6</meta:editing-cycles>
    <meta:generator>LibreOffice/7.4.2.3$MacOSX_AARCH64 LibreOffice_project/382eef1f22670f7f4118c8c2dd222ec7ad009daf</meta:generator>
    <meta:document-statistic meta:table-count="0" meta:image-count="0" meta:object-count="0" meta:page-count="3" meta:paragraph-count="27" meta:word-count="1117" meta:character-count="7590" meta:non-whitespace-character-count="6493"/>
  </office:meta>
</office:document-meta>
</file>